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34b0" officeooo:paragraph-rsid="000434b0"/>
    </style:style>
    <style:style style:name="P2" style:family="paragraph" style:parent-style-name="Standard">
      <style:paragraph-properties fo:text-align="start" style:justify-single-word="false"/>
      <style:text-properties officeooo:rsid="000434b0" officeooo:paragraph-rsid="000434b0"/>
    </style:style>
    <style:style style:name="P3" style:family="paragraph" style:parent-style-name="Standard">
      <style:paragraph-properties fo:text-align="start" style:justify-single-word="false"/>
      <style:text-properties officeooo:rsid="0005a24a" officeooo:paragraph-rsid="0005a24a"/>
    </style:style>
    <style:style style:name="P4" style:family="paragraph" style:parent-style-name="Standard">
      <style:paragraph-properties fo:text-align="start" style:justify-single-word="false"/>
      <style:text-properties officeooo:rsid="000434b0" officeooo:paragraph-rsid="000434b0"/>
    </style:style>
    <style:style style:name="P5" style:family="paragraph" style:parent-style-name="Standard">
      <style:paragraph-properties fo:text-align="start" style:justify-single-word="false"/>
      <style:text-properties fo:font-weight="bold" officeooo:rsid="000434b0" officeooo:paragraph-rsid="000434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71d2e" officeooo:paragraph-rsid="00071d2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71d2e" officeooo:paragraph-rsid="00071d2e"/>
    </style:style>
    <style:style style:name="P8" style:family="paragraph" style:parent-style-name="Standard">
      <style:paragraph-properties fo:text-align="start" style:justify-single-word="false"/>
      <style:text-properties officeooo:rsid="00092d60" officeooo:paragraph-rsid="00092d60"/>
    </style:style>
    <style:style style:name="T1" style:family="text">
      <style:text-properties officeooo:rsid="0006f32c"/>
    </style:style>
    <style:style style:name="T2" style:family="text">
      <style:text-properties officeooo:rsid="00074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ctura del sistema Servidor INTELLECTUS</text:p>
      <text:p text:style-name="P1">version 1.0</text:p>
      <text:p text:style-name="P1"/>
      <text:p text:style-name="P2"/>
      <text:p text:style-name="P5">Proposito del sistema:</text:p>
      <text:p text:style-name="P3">El proposito del sistema es gestionar y administrar las conexiones de los clientes mediante un protocolo de comunicación propio.</text:p>
      <text:p text:style-name="P2"/>
      <text:p text:style-name="P2"/>
      <text:p text:style-name="P5">Requerimientos de software:</text:p>
      <text:p text:style-name="P3">Windows 8.1, <text:span text:style-name="T1">Framework.net 4.6</text:span></text:p>
      <text:p text:style-name="P2"/>
      <text:p text:style-name="P2"/>
      <text:p text:style-name="P5">Requerimientos de Hardware:</text:p>
      <text:p text:style-name="P2"/>
      <text:p text:style-name="P3">8 ram, servidor o pc Dell</text:p>
      <text:p text:style-name="P2"/>
      <text:p text:style-name="P2"/>
      <text:p text:style-name="P6">Estructura:</text:p>
      <text:p text:style-name="P7"/>
      <text:p text:style-name="P7">1- Configurar sockets de servidor</text:p>
      <text:p text:style-name="P7">2- Conectar clientes</text:p>
      <text:p text:style-name="P7">3- Escuchar Peticiones de clientes</text:p>
      <text:p text:style-name="P7">4- Enviar respuesta <text:span text:style-name="T2">a</text:span> clientes</text:p>
      <text:p text:style-name="P8">5- Gestionar concurre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1:12:39.325000000</meta:creation-date>
    <dc:date>2019-04-02T00:25:59.316000000</dc:date>
    <meta:editing-duration>PT20M40S</meta:editing-duration>
    <meta:editing-cycles>6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4" meta:word-count="67" meta:character-count="468" meta:non-whitespace-character-count="415"/>
  </office:meta>
</office:document-meta>
</file>